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ourier New'" style:font-family-asian="'Courier New'" style:font-family-complex="'Courier New'" fo:background-color="transparent" fo:color="#004dbb"/>
    </style:style>
    <style:style style:name="T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fo:color="#9b00d3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44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7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COLLECTION:"details"</text:span></text:p>
      <text:p text:style-name="P1"><text:span text:style-name="T2"/></text:p>
      <text:p text:style-name="P1"><text:span text:style-name="T2">db.details.insertMany([{</text:span></text:p>
      <text:p text:style-name="P1"><text:span text:style-name="T2">"name":"Ashu",</text:span></text:p>
      <text:p text:style-name="P1"><text:span text:style-name="T2">"contact":"7349884852",</text:span></text:p>
      <text:p text:style-name="P1"><text:span text:style-name="T2">"department":"IT",</text:span></text:p>
      <text:p text:style-name="P1"><text:span text:style-name="T2">"salary":"40000"</text:span></text:p>
      <text:p text:style-name="P1"><text:span text:style-name="T2">},</text:span></text:p>
      <text:p text:style-name="P1"><text:span text:style-name="T2">{</text:span></text:p>
      <text:p text:style-name="P1"><text:span text:style-name="T2">"name":"Harry",</text:span></text:p>
      <text:p text:style-name="P1"><text:span text:style-name="T2">"contact":"7349375852",</text:span></text:p>
      <text:p text:style-name="P1"><text:span text:style-name="T2">"department":"IT",</text:span></text:p>
      <text:p text:style-name="P1"><text:span text:style-name="T2">"salary":"80000"</text:span></text:p>
      <text:p text:style-name="P1"><text:span text:style-name="T2">},</text:span></text:p>
      <text:p text:style-name="P1"><text:span text:style-name="T2">{</text:span></text:p>
      <text:p text:style-name="P1"><text:span text:style-name="T2">"name":"Hero",</text:span></text:p>
      <text:p text:style-name="P1"><text:span text:style-name="T2">"contact":"7380074852",</text:span></text:p>
      <text:p text:style-name="P1"><text:span text:style-name="T2">"department":"Research",</text:span></text:p>
      <text:p text:style-name="P1"><text:span text:style-name="T2">"salary":"45000"</text:span></text:p>
      <text:p text:style-name="P1"><text:span text:style-name="T2">},</text:span></text:p>
      <text:p text:style-name="P1"><text:span text:style-name="T2">{</text:span></text:p>
      <text:p text:style-name="P1"><text:span text:style-name="T2">"name":"",villian</text:span></text:p>
      <text:p text:style-name="P1"><text:span text:style-name="T2">"contact":"7380073352",</text:span></text:p>
      <text:p text:style-name="P1"><text:span text:style-name="T2">"department":"Research",</text:span></text:p>
      <text:p text:style-name="P1"><text:span text:style-name="T2">"salary":"60000"</text:span></text:p>
      <text:p text:style-name="P1"><text:span text:style-name="T2">},</text:span></text:p>
      <text:p text:style-name="P1"><text:span text:style-name="T2">{</text:span></text:p>
      <text:p text:style-name="P1"><text:span text:style-name="T2">"name":"Hello",</text:span></text:p>
      <text:p text:style-name="P1"><text:span text:style-name="T2">"contact":"7380074852",</text:span></text:p>
      <text:p text:style-name="P1"><text:span text:style-name="T2">"department":"IT",</text:span></text:p>
      <text:p text:style-name="P1"><text:span text:style-name="T2">"salary":"75000"</text:span></text:p>
      <text:p text:style-name="P1"><text:span text:style-name="T2">},</text:span></text:p>
      <text:p text:style-name="P1"><text:span text:style-name="T2">])</text:span></text:p>
      <text:p text:style-name="P1"><text:span text:style-name="T2"/></text:p>
      <text:p text:style-name="P1"><text:span text:style-name="T3"/></text:p>
      <text:p text:style-name="P1"><text:span text:style-name="T4">Q1. What happens when you use .find() and .limit() combination ?</text:span></text:p>
      <text:p text:style-name="P1"><text:span text:style-name="T5">limit() method is used to specify a maximum no.of documents.</text:span></text:p>
      <text:p text:style-name="P1"><text:span text:style-name="T5">We can append limit() to find() to specify the limit.</text:span></text:p>
      <text:p text:style-name="P1"><text:span text:style-name="T5"/></text:p>
      <text:p text:style-name="P1"><text:span text:style-name="T5">Example:</text:span><text:span text:style-name="T6">db.details.find({"salary":{$gt:"40000"}}).limit(2).pretty()</text:span></text:p>
      <text:p text:style-name="P1"><text:span text:style-name="T7">There are four records with salary&gt;"40000" but this command returns only two records as the limit given is 2.</text:span></text:p>
      <text:p text:style-name="P1"><text:span text:style-name="T8">o|p:</text:span></text:p>
      <text:p text:style-name="P1"><text:span text:style-name="T9"/></text:p>
      <text:p text:style-name="P2"><text:span text:style-name="T10">([</text:span></text:p>
      <text:p text:style-name="P2"><text:span text:style-name="T10">{</text:span></text:p>
      <text:p text:style-name="P2"><text:span text:style-name="T10">"name":"Harry",</text:span></text:p>
      <text:p text:style-name="P2"><text:span text:style-name="T10">"contact":"7349375852",</text:span></text:p>
      <text:p text:style-name="P2"><text:span text:style-name="T10">"department":"IT",</text:span></text:p>
      <text:p text:style-name="P2"><text:span text:style-name="T10">"salary":"80000"</text:span></text:p>
      <text:p text:style-name="P2"><text:span text:style-name="T10">},</text:span></text:p>
      <text:p text:style-name="P2"><text:span text:style-name="T10">{</text:span></text:p>
      <text:p text:style-name="P2"><text:span text:style-name="T10">"name":"Hero",</text:span></text:p>
      <text:p text:style-name="P2"><text:span text:style-name="T10">"contact":"7380074852",</text:span></text:p>
      <text:p text:style-name="P2"><text:span text:style-name="T10">"department":"Research",</text:span></text:p>
      <text:p text:style-name="P2"><text:span text:style-name="T10">"salary":"45000"</text:span></text:p>
      <text:p text:style-name="P2"><text:span text:style-name="T10">},</text:span></text:p>
      <text:p text:style-name="P3"><text:span text:style-name="T11">] )</text:span></text:p>
      <text:p text:style-name="P3"><text:span text:style-name="T11"/></text:p>
      <text:p text:style-name="P3"><text:span text:style-name="T12">Q2. Try out the operators- $gt, $lt, $gte, $lte, $ne.</text:span></text:p>
      <text:p text:style-name="P3"><text:span text:style-name="T12"/></text:p>
      <text:p text:style-name="P3"><text:span text:style-name="T13">1)<text:s/></text:span><text:span text:style-name="T14">db.details.find({"salary":{$gt:"40000"}})</text:span><text:span text:style-name="T15"/></text:p>
      <text:p text:style-name="P3"><text:span text:style-name="T15">this command returns all records with salary greater than 40000.</text:span></text:p>
      <text:p text:style-name="P3"><text:span text:style-name="T15">For the specified collection i.e.details it returns 4 records</text:span></text:p>
      <text:p text:style-name="P3"><text:span text:style-name="T16">o|p:</text:span><text:span text:style-name="T17"/></text:p>
      <text:p text:style-name="P3"><text:span text:style-name="T17"/></text:p>
      <text:p text:style-name="P4"><text:span text:style-name="T18">([</text:span></text:p>
      <text:p text:style-name="P4"><text:span text:style-name="T18">{</text:span></text:p>
      <text:p text:style-name="P4"><text:span text:style-name="T18">"name":"Harry",</text:span></text:p>
      <text:p text:style-name="P4"><text:span text:style-name="T18">"contact":"7349375852",</text:span></text:p>
      <text:p text:style-name="P4"><text:span text:style-name="T18">"department":"IT",</text:span></text:p>
      <text:p text:style-name="P4"><text:span text:style-name="T18">"salary":"80000"</text:span></text:p>
      <text:p text:style-name="P4"><text:span text:style-name="T18">},</text:span></text:p>
      <text:p text:style-name="P4"><text:span text:style-name="T18">{</text:span></text:p>
      <text:p text:style-name="P4"><text:span text:style-name="T18">"name":"Hero",</text:span></text:p>
      <text:p text:style-name="P4"><text:span text:style-name="T18">"contact":"7380074852",</text:span></text:p>
      <text:p text:style-name="P4"><text:span text:style-name="T18">"department":"Research",</text:span></text:p>
      <text:p text:style-name="P4"><text:span text:style-name="T18">"salary":"45000"</text:span></text:p>
      <text:p text:style-name="P4"><text:span text:style-name="T18">},</text:span></text:p>
      <text:p text:style-name="P4"><text:span text:style-name="T18">{</text:span></text:p>
      <text:p text:style-name="P4"><text:span text:style-name="T18">"name":"",villian</text:span></text:p>
      <text:p text:style-name="P4"><text:span text:style-name="T18">"contact":"7380073352",</text:span></text:p>
      <text:p text:style-name="P4"><text:span text:style-name="T18">"department":"Research",</text:span></text:p>
      <text:p text:style-name="P4"><text:span text:style-name="T18">"salary":"60000"</text:span></text:p>
      <text:p text:style-name="P4"><text:span text:style-name="T18">},</text:span></text:p>
      <text:p text:style-name="P4"><text:span text:style-name="T18">{</text:span></text:p>
      <text:p text:style-name="P4"><text:span text:style-name="T18">"name":"Hello",</text:span></text:p>
      <text:p text:style-name="P4"><text:span text:style-name="T18">"contact":"7380074852",</text:span></text:p>
      <text:p text:style-name="P4"><text:span text:style-name="T18">"department":"IT",</text:span></text:p>
      <text:p text:style-name="P4"><text:span text:style-name="T18">"salary":"75000"</text:span></text:p>
      <text:p text:style-name="P4"><text:span text:style-name="T18">},</text:span></text:p>
      <text:p text:style-name="P4"><text:span text:style-name="T18">])</text:span></text:p>
      <text:p text:style-name="P4"><text:span text:style-name="T18"/></text:p>
      <text:p text:style-name="P4"><text:span text:style-name="T18">2)</text:span><text:span text:style-name="T19">db.details.find({"salary":{$lt:"40000"}})</text:span></text:p>
      <text:p text:style-name="P4"><text:span text:style-name="T20">this command returns all records with salary less than 40000.</text:span></text:p>
      <text:p text:style-name="P4"><text:span text:style-name="T20">For the specified collection i.e.details it returns 1 record.</text:span></text:p>
      <text:p text:style-name="P4"><text:span text:style-name="T21">o|p:</text:span></text:p>
      <text:p text:style-name="P4"><text:span text:style-name="T22"/></text:p>
      <text:p text:style-name="P4"><text:span text:style-name="T23">({</text:span></text:p>
      <text:p text:style-name="P4"><text:span text:style-name="T23">"name":"Ashu",</text:span></text:p>
      <text:p text:style-name="P4"><text:span text:style-name="T23">"contact":"7349884852",</text:span></text:p>
      <text:p text:style-name="P4"><text:span text:style-name="T23">"department":"IT",</text:span></text:p>
      <text:p text:style-name="P4"><text:span text:style-name="T23">"salary":"40000"</text:span></text:p>
      <text:p text:style-name="P4"><text:span text:style-name="T23">})</text:span></text:p>
      <text:p text:style-name="P4"><text:span text:style-name="T23"/></text:p>
      <text:p text:style-name="P4"><text:span text:style-name="T23">3)</text:span><text:span text:style-name="T24">db.details.find({"salary":{$gte:"60000"}})</text:span></text:p>
      <text:p text:style-name="P4"><text:span text:style-name="T25">this command returns all records with salary greater than or equal to 60000.</text:span></text:p>
      <text:p text:style-name="P4"><text:span text:style-name="T25">For the specified collection i.e.details it returns 2 records</text:span></text:p>
      <text:p text:style-name="P4"><text:span text:style-name="T26">o|p:</text:span><text:span text:style-name="T27"/></text:p>
      <text:p text:style-name="P4"><text:span text:style-name="T28"/></text:p>
      <text:p text:style-name="P4"><text:span text:style-name="T28">([</text:span></text:p>
      <text:p text:style-name="P4"><text:span text:style-name="T28">{</text:span></text:p>
      <text:p text:style-name="P4"><text:span text:style-name="T28">"name":"",villian</text:span></text:p>
      <text:p text:style-name="P4"><text:span text:style-name="T28">"contact":"7380073352",</text:span></text:p>
      <text:p text:style-name="P4"><text:span text:style-name="T28">"department":"Research",</text:span></text:p>
      <text:p text:style-name="P4"><text:span text:style-name="T28">"salary":"60000"</text:span></text:p>
      <text:p text:style-name="P4"><text:span text:style-name="T28">},</text:span></text:p>
      <text:p text:style-name="P4"><text:span text:style-name="T28">{</text:span></text:p>
      <text:p text:style-name="P4"><text:span text:style-name="T28">"name":"Hello",</text:span></text:p>
      <text:p text:style-name="P4"><text:span text:style-name="T28">"contact":"7380074852",</text:span></text:p>
      <text:p text:style-name="P4"><text:span text:style-name="T28">"department":"IT",</text:span></text:p>
      <text:p text:style-name="P4"><text:span text:style-name="T28">"salary":"75000"</text:span></text:p>
      <text:p text:style-name="P4"><text:span text:style-name="T28">},</text:span></text:p>
      <text:p text:style-name="P4"><text:span text:style-name="T28">])</text:span></text:p>
      <text:p text:style-name="P4"><text:span text:style-name="T29"/></text:p>
      <text:p text:style-name="P4"><text:span text:style-name="T30"/></text:p>
      <text:p text:style-name="P4"><text:span text:style-name="T31">4)</text:span><text:span text:style-name="T32"><text:s/>db.details.find({"salary":{$lte:"40000"}})</text:span></text:p>
      <text:p text:style-name="P4"><text:span text:style-name="T33">this command returns all records with salary less than or equal to 40000.</text:span></text:p>
      <text:p text:style-name="P4"><text:span text:style-name="T33">For the specified collection i.e.details it returns 1 records</text:span></text:p>
      <text:p text:style-name="P4"><text:span text:style-name="T34">o|p:</text:span></text:p>
      <text:p text:style-name="P4"><text:span text:style-name="T35"/></text:p>
      <text:p text:style-name="P4"><text:span text:style-name="T36">({</text:span></text:p>
      <text:p text:style-name="P4"><text:span text:style-name="T36">"name":"Ashu",</text:span></text:p>
      <text:p text:style-name="P4"><text:span text:style-name="T36">"contact":"7349884852",</text:span></text:p>
      <text:p text:style-name="P4"><text:span text:style-name="T36">"department":"IT",</text:span></text:p>
      <text:p text:style-name="P4"><text:span text:style-name="T36">"salary":"40000"</text:span></text:p>
      <text:p text:style-name="P4"><text:span text:style-name="T36">})</text:span></text:p>
      <text:p text:style-name="P4"><text:span text:style-name="T37"/></text:p>
      <text:p text:style-name="P4"><text:span text:style-name="T38"/></text:p>
      <text:p text:style-name="P4"><text:span text:style-name="T38"/></text:p>
      <text:p text:style-name="P4"><text:span text:style-name="T39">5)</text:span><text:span text:style-name="T40"><text:s/>db.details.find({"salary":{$ne:"45000"}})</text:span></text:p>
      <text:p text:style-name="P4"><text:span text:style-name="T41">this command returns all records with salary not equal to 45000.</text:span></text:p>
      <text:p text:style-name="P4"><text:span text:style-name="T41">For the specified collection i.e.details it returns 4 records</text:span></text:p>
      <text:p text:style-name="P4"><text:span text:style-name="T42">o|p:</text:span><text:span text:style-name="T43"/></text:p>
      <text:p text:style-name="P4"><text:span text:style-name="T44"/></text:p>
      <text:p text:style-name="P4"><text:span text:style-name="T45">([{</text:span></text:p>
      <text:p text:style-name="P4"><text:span text:style-name="T45">"name":"Ashu",</text:span></text:p>
      <text:p text:style-name="P4"><text:span text:style-name="T45">"contact":"7349884852",</text:span></text:p>
      <text:p text:style-name="P4"><text:span text:style-name="T45">"department":"IT",</text:span></text:p>
      <text:p text:style-name="P4"><text:span text:style-name="T45">"salary":"40000"</text:span></text:p>
      <text:p text:style-name="P4"><text:span text:style-name="T45">},</text:span></text:p>
      <text:p text:style-name="P4"><text:span text:style-name="T45">{</text:span></text:p>
      <text:p text:style-name="P4"><text:span text:style-name="T45">"name":"Harry",</text:span></text:p>
      <text:p text:style-name="P4"><text:span text:style-name="T45">"contact":"7349375852",</text:span></text:p>
      <text:p text:style-name="P4"><text:span text:style-name="T45">"department":"IT",</text:span></text:p>
      <text:p text:style-name="P4"><text:span text:style-name="T45">"salary":"80000"</text:span></text:p>
      <text:p text:style-name="P4"><text:span text:style-name="T45">},</text:span></text:p>
      <text:p text:style-name="P4"><text:span text:style-name="T45">{</text:span></text:p>
      <text:p text:style-name="P4"><text:span text:style-name="T45">"name":"",villian</text:span></text:p>
      <text:p text:style-name="P4"><text:span text:style-name="T45">"contact":"7380073352",</text:span></text:p>
      <text:p text:style-name="P4"><text:span text:style-name="T45">"department":"Research",</text:span></text:p>
      <text:p text:style-name="P4"><text:span text:style-name="T45">"salary":"60000"</text:span></text:p>
      <text:p text:style-name="P4"><text:span text:style-name="T45">},</text:span></text:p>
      <text:p text:style-name="P4"><text:span text:style-name="T45">{</text:span></text:p>
      <text:p text:style-name="P4"><text:span text:style-name="T45">"name":"Hello",</text:span></text:p>
      <text:p text:style-name="P4"><text:span text:style-name="T45">"contact":"7380074852",</text:span></text:p>
      <text:p text:style-name="P4"><text:span text:style-name="T45">"department":"IT",</text:span></text:p>
      <text:p text:style-name="P4"><text:span text:style-name="T45">"salary":"75000"</text:span></text:p>
      <text:p text:style-name="P4"><text:span text:style-name="T45">},</text:span></text:p>
      <text:p text:style-name="P4"><text:span text:style-name="T45">])</text:span></text:p>
      <text:p text:style-name="P4"><text:span text:style-name="T45"/></text:p>
      <text:p text:style-name="P4"><text:span text:style-name="T46">Q3. Tryout the combination of .sort() with .limit() and see what happens.</text:span></text:p>
      <text:p text:style-name="P4"><text:span text:style-name="T47">sort() sorts the records in ascending or descending order . We append limit() to specify the limit of records to be displayed.</text:span></text:p>
      <text:p text:style-name="P4"><text:span text:style-name="T47"/></text:p>
      <text:p text:style-name="P4"><text:span text:style-name="T47">Example:<text:s/></text:span><text:span text:style-name="T48">db.details.find().sort({name":1}).limit(2)</text:span><text:span text:style-name="T49"/></text:p>
      <text:p text:style-name="P4"><text:span text:style-name="T49">this command sorts the records in ascending order and returns only 2 records as limit given is 3</text:span></text:p>
      <text:p text:style-name="P4"><text:span text:style-name="T50">o|p:</text:span><text:span text:style-name="T51"/></text:p>
      <text:p text:style-name="P4"><text:span text:style-name="T51"/></text:p>
      <text:p text:style-name="P4"><text:span text:style-name="T52">([{</text:span></text:p>
      <text:p text:style-name="P4"><text:span text:style-name="T52">"name":"Ashu",</text:span></text:p>
      <text:p text:style-name="P4"><text:span text:style-name="T52">"contact":"7349884852",</text:span></text:p>
      <text:p text:style-name="P4"><text:span text:style-name="T52">"department":"IT",</text:span></text:p>
      <text:p text:style-name="P4"><text:span text:style-name="T52">"salary":"40000"</text:span></text:p>
      <text:p text:style-name="P4"><text:span text:style-name="T52">},</text:span></text:p>
      <text:p text:style-name="P4"><text:span text:style-name="T52">{</text:span></text:p>
      <text:p text:style-name="P4"><text:span text:style-name="T52">"name":"Harry",</text:span></text:p>
      <text:p text:style-name="P4"><text:span text:style-name="T52">"contact":"7349375852",</text:span></text:p>
      <text:p text:style-name="P4"><text:span text:style-name="T52">"department":"IT",</text:span></text:p>
      <text:p text:style-name="P4"><text:span text:style-name="T52">"salary":"80000"</text:span></text:p>
      <text:p text:style-name="P4"><text:span text:style-name="T52">},</text:span></text:p>
      <text:p text:style-name="P4"><text:span text:style-name="T53">] )</text:span></text:p>
      <text:p text:style-name="P4"><text:span text:style-name="T53"/></text:p>
      <text:p text:style-name="P4"><text:span text:style-name="T54">Q4. What does .count() returns?</text:span></text:p>
      <text:p text:style-name="P4"><text:span text:style-name="T55">it returns count of the records for that collection</text:span></text:p>
      <text:p text:style-name="P5"><text:span text:style-name="T55"/></text:p>
      <text:p text:style-name="P5"><text:span text:style-name="T55">Example:</text:span><text:span text:style-name="T56">db.details.count()</text:span><text:span text:style-name="T57"/></text:p>
      <text:p text:style-name="P5"><text:span text:style-name="T57"/></text:p>
      <text:p text:style-name="P5"><text:span text:style-name="T58">o|p</text:span><text:span text:style-name="T59">:<text:s/></text:span><text:span text:style-name="T60"><text:s/>5</text:span></text:p>
      <text:p text:style-name="P6"><text:span text:style-name="T61"/></text:p>
      <text:p text:style-name="P6"><text:span text:style-name="T61">Q5. What happens if you update a record without giving all the field values?</text:span></text:p>
      <text:p text:style-name="P6"><text:span text:style-name="T62">If we update record without specifying the field values, the field values of that record gets deleted.</text:span></text:p>
      <text:p text:style-name="P6"><text:span text:style-name="T62"/></text:p>
      <text:p text:style-name="P6"><text:span text:style-name="T62">Example: db.details.update({"name":"Ashu"},{"salary":"50000"})</text:span></text:p>
      <text:p text:style-name="P6"><text:span text:style-name="T62">o|p:</text:span></text:p>
      <text:p text:style-name="P6"><text:span text:style-name="T62"/></text:p>
      <text:p text:style-name="P6"><text:span text:style-name="T63"/></text:p>
      <text:p text:style-name="P6"><text:span text:style-name="T63">[{</text:span></text:p>
      <text:p text:style-name="P6"><text:span text:style-name="T63">"salary":"50000"</text:span></text:p>
      <text:p text:style-name="P6"><text:span text:style-name="T63">},</text:span></text:p>
      <text:p text:style-name="P6"><text:span text:style-name="T64">{</text:span></text:p>
      <text:p text:style-name="P6"><text:span text:style-name="T64">"name":"Harry",</text:span></text:p>
      <text:p text:style-name="P6"><text:span text:style-name="T64">"contact":"7349375852",</text:span></text:p>
      <text:p text:style-name="P6"><text:span text:style-name="T64">"department":"IT",</text:span></text:p>
      <text:p text:style-name="P6"><text:span text:style-name="T64">"salary":"80000"</text:span></text:p>
      <text:p text:style-name="P6"><text:span text:style-name="T64">},</text:span></text:p>
      <text:p text:style-name="P6"><text:span text:style-name="T64">{</text:span></text:p>
      <text:p text:style-name="P6"><text:span text:style-name="T64">"name":"Hero",</text:span></text:p>
      <text:p text:style-name="P6"><text:span text:style-name="T64">"contact":"7380074852",</text:span></text:p>
      <text:p text:style-name="P6"><text:span text:style-name="T64">"department":"Research",</text:span></text:p>
      <text:p text:style-name="P6"><text:span text:style-name="T64">"salary":"45000"</text:span></text:p>
      <text:p text:style-name="P6"><text:span text:style-name="T64">},</text:span></text:p>
      <text:p text:style-name="P6"><text:span text:style-name="T64">{</text:span></text:p>
      <text:p text:style-name="P6"><text:span text:style-name="T64">"name":"",villian</text:span></text:p>
      <text:p text:style-name="P6"><text:span text:style-name="T64">"contact":"7380073352",</text:span></text:p>
      <text:p text:style-name="P6"><text:span text:style-name="T64">"department":"Research",</text:span></text:p>
      <text:p text:style-name="P6"><text:span text:style-name="T64">"salary":"60000"</text:span></text:p>
      <text:p text:style-name="P6"><text:span text:style-name="T64">},</text:span></text:p>
      <text:p text:style-name="P6"><text:span text:style-name="T64">{</text:span></text:p>
      <text:p text:style-name="P6"><text:span text:style-name="T64">"name":"Hello",</text:span></text:p>
      <text:p text:style-name="P6"><text:span text:style-name="T64">"contact":"7380074852",</text:span></text:p>
      <text:p text:style-name="P6"><text:span text:style-name="T64">"department":"IT",</text:span></text:p>
      <text:p text:style-name="P6"><text:span text:style-name="T64">"salary":"75000"</text:span></text:p>
      <text:p text:style-name="P6"><text:span text:style-name="T64">},</text:span></text:p>
      <text:p text:style-name="P6"><text:span text:style-name="T64">])</text:span></text:p>
      <text:p text:style-name="P6"><text:span text:style-name="T65"/></text:p>
      <text:p text:style-name="P6"><text:span text:style-name="T66">Q6. What happens if you update a match that does not exist?</text:span><text:span text:style-name="T67"/></text:p>
      <text:p text:style-name="P6"><text:span text:style-name="T68">The match doesnot get updated.</text:span></text:p>
      <text:p text:style-name="P6"><text:span text:style-name="T68"/></text:p>
      <text:p text:style-name="P6"><text:span text:style-name="T69">Q7. We have seen what insert does. Try out and find what upsert does?</text:span></text:p>
      <text:p text:style-name="P6"><text:span text:style-name="T70">Upsert is insert+update ,if field matches it updates if it doesnot match it inserts the field</text:span></text:p>
      <text:p text:style-name="P6"><text:span text:style-name="T70"/></text:p>
      <text:p text:style-name="P6"><text:span text:style-name="T71">Q8. What happens when you use ‘upsert:true’ with update statement?</text:span></text:p>
      <text:p text:style-name="P6"><text:span text:style-name="T72">It inserts the fields which doesnot match with the record values and updates the field which matches.</text:span></text:p>
      <text:p text:style-name="P6"><text:span text:style-name="T72"/></text:p>
      <text:p text:style-name="P6"><text:span text:style-name="T72">Example: db.employee.update({"name":"rakshu"})'{$set:{"name":"rakshu"}},{upsert:true})</text:span></text:p>
      <text:p text:style-name="P6"><text:span text:style-name="T73">o|p:</text:span><text:span text:style-name="T74"/></text:p>
      <text:p text:style-name="P6"><text:span text:style-name="T74"/></text:p>
      <text:p text:style-name="P6"><text:span text:style-name="T74"/></text:p>
      <text:p text:style-name="P6"><text:span text:style-name="T75">([{</text:span></text:p>
      <text:p text:style-name="P6"><text:span text:style-name="T75">"name":"Ashu",</text:span></text:p>
      <text:p text:style-name="P6"><text:span text:style-name="T75">"contact":"7349884852",</text:span></text:p>
      <text:p text:style-name="P6"><text:span text:style-name="T75">"department":"IT",</text:span></text:p>
      <text:p text:style-name="P6"><text:span text:style-name="T75">"salary":"40000"</text:span></text:p>
      <text:p text:style-name="P6"><text:span text:style-name="T75">},</text:span></text:p>
      <text:p text:style-name="P6"><text:span text:style-name="T75">{</text:span></text:p>
      <text:p text:style-name="P6"><text:span text:style-name="T75">"name":"Harry",</text:span></text:p>
      <text:p text:style-name="P6"><text:span text:style-name="T75">"contact":"7349375852",</text:span></text:p>
      <text:p text:style-name="P6"><text:span text:style-name="T75">"department":"IT",</text:span></text:p>
      <text:p text:style-name="P6"><text:span text:style-name="T75">"salary":"80000"</text:span></text:p>
      <text:p text:style-name="P6"><text:span text:style-name="T75">},</text:span></text:p>
      <text:p text:style-name="P6"><text:span text:style-name="T75">{</text:span></text:p>
      <text:p text:style-name="P6"><text:span text:style-name="T75">"name":"Hero",</text:span></text:p>
      <text:p text:style-name="P6"><text:span text:style-name="T75">"contact":"7380074852",</text:span></text:p>
      <text:p text:style-name="P6"><text:span text:style-name="T75">"department":"Research",</text:span></text:p>
      <text:p text:style-name="P6"><text:span text:style-name="T75">"salary":"45000"</text:span></text:p>
      <text:p text:style-name="P6"><text:span text:style-name="T75">},</text:span></text:p>
      <text:p text:style-name="P6"><text:span text:style-name="T75">{</text:span></text:p>
      <text:p text:style-name="P6"><text:span text:style-name="T75">"name":"",villian</text:span></text:p>
      <text:p text:style-name="P6"><text:span text:style-name="T75">"contact":"7380073352",</text:span></text:p>
      <text:p text:style-name="P6"><text:span text:style-name="T75">"department":"Research",</text:span></text:p>
      <text:p text:style-name="P6"><text:span text:style-name="T75">"salary":"60000"</text:span></text:p>
      <text:p text:style-name="P6"><text:span text:style-name="T75">},</text:span></text:p>
      <text:p text:style-name="P6"><text:span text:style-name="T75">{</text:span></text:p>
      <text:p text:style-name="P6"><text:span text:style-name="T75">"name":"Hello",</text:span></text:p>
      <text:p text:style-name="P6"><text:span text:style-name="T75">"contact":"7380074852",</text:span></text:p>
      <text:p text:style-name="P6"><text:span text:style-name="T75">"department":"IT",</text:span></text:p>
      <text:p text:style-name="P6"><text:span text:style-name="T75">"salary":"75000"</text:span></text:p>
      <text:p text:style-name="P6"><text:span text:style-name="T75">},</text:span></text:p>
      <text:p text:style-name="P6"><text:span text:style-name="T76">{</text:span></text:p>
      <text:p text:style-name="P6"><text:span text:style-name="T76">"name":"rakshu"</text:span></text:p>
      <text:p text:style-name="P6"><text:span text:style-name="T76">},</text:span></text:p>
      <text:p text:style-name="P6"><text:span text:style-name="T76">])</text:span></text:p>
      <text:p text:style-name="P6"><text:span text:style-name="T77"/></text:p>
      <text:p text:style-name="P6"><text:span text:style-name="T77"/></text:p>
      <text:p text:style-name="P6"><text:span text:style-name="T78"/></text:p>
      <text:p text:style-name="P6"><text:span text:style-name="T78"/></text:p>
      <text:p text:style-name="P6"><text:span text:style-name="T79"/></text:p>
      <text:p text:style-name="P6"><text:span text:style-name="T80"/></text:p>
      <text:p text:style-name="P7"><text:span text:style-name="T8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